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 fo:font-size="10pt" officeooo:rsid="001da362" officeooo:paragraph-rsid="001da362" style:font-size-asian="10pt" style:font-size-complex="10pt"/>
    </style:style>
    <style:style style:name="P2" style:family="paragraph" style:parent-style-name="Standard" style:list-style-name="L1">
      <style:text-properties style:font-name="Tahoma" fo:font-size="10pt" officeooo:rsid="001da362" officeooo:paragraph-rsid="001da362" style:font-size-asian="10pt" style:font-size-complex="10pt"/>
    </style:style>
    <style:style style:name="P3" style:family="paragraph" style:parent-style-name="Standard">
      <style:text-properties style:font-name="Tahoma" fo:font-size="10pt" officeooo:rsid="001ee200" officeooo:paragraph-rsid="001ee200" style:font-size-asian="10pt" style:font-size-complex="10pt"/>
    </style:style>
    <style:style style:name="P4" style:family="paragraph" style:parent-style-name="Standard">
      <style:text-properties style:font-name="Tahoma" fo:font-size="10pt" officeooo:rsid="001ee200" officeooo:paragraph-rsid="001f99cf" style:font-size-asian="10pt" style:font-size-complex="10pt"/>
    </style:style>
    <style:style style:name="P5" style:family="paragraph" style:parent-style-name="Standard">
      <style:text-properties style:font-name="Tahoma" fo:font-size="10pt" officeooo:rsid="001f99cf" officeooo:paragraph-rsid="001f99cf" style:font-size-asian="10pt" style:font-size-complex="10pt"/>
    </style:style>
    <style:style style:name="P6" style:family="paragraph" style:parent-style-name="Standard">
      <style:text-properties style:text-position="0% 100%" style:font-name="Tahoma" fo:font-size="10pt" officeooo:rsid="001ee200" officeooo:paragraph-rsid="001f99cf" style:font-size-asian="10pt" style:font-size-complex="10pt"/>
    </style:style>
    <style:style style:name="P7" style:family="paragraph" style:parent-style-name="Standard">
      <style:text-properties style:text-position="0% 100%" style:font-name="Tahoma" fo:font-size="10pt" officeooo:rsid="001f99cf" officeooo:paragraph-rsid="001f99cf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f99cf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f99cf"/>
    </style:style>
    <style:style style:name="T5" style:family="text">
      <style:text-properties officeooo:rsid="001f99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nsoir Amine,</text:p>
      <text:p text:style-name="P1"/>
      <text:p text:style-name="P1">Encore merci pour le partage de tes connaissances et pour le cours d’hier.</text:p>
      <text:p text:style-name="P1">Sur le chemin du retour, j’ai 2 heures de route, j’ai décidé de travailler que sur un seul projet, celui des photos, mais par contre d’aller plus loin dans le projet :</text:p>
      <text:list xml:id="list361989330" text:style-name="L1">
        <text:list-item>
          <text:p text:style-name="P2">Ne pas le faire que pour une seule commune, mais le rendre accessible à d’autres communes ce qui permet d’étendre les fonctions principalement pour les villes jumelées qui pourraient confronter leur diaporama.</text:p>
        </text:list-item>
        <text:list-item>
          <text:p text:style-name="P2">Le rendre multilangue</text:p>
        </text:list-item>
      </text:list>
      <text:p text:style-name="P1"/>
      <text:p text:style-name="P3">J’ai modifier mon travail pour le rendre accessible à d’autre villes, j’y avais déjà réfléchi. Pour les langues je vais le travailler pour voir comment il faut faire.</text:p>
      <text:p text:style-name="P3"/>
      <text:p text:style-name="P3">J’ai modifier le titre également, le nom de domaine letempsquipasse.org est indisponible. Je prends le 2ème sur la liste imagedutemps.org (qui est disponible) et ensuite imagedutemps.org/litetmixe, imagedutemps.org/bordeaux… pour les villes.</text:p>
      <text:p text:style-name="P3"/>
      <text:p text:style-name="P4">J’ai donc fait un 2ème projet ce qui m’a fait permis de refaire le travail d’hier, je vais essayer d’annuler le 1<text:span text:style-name="T1">e</text:span><text:span text:style-name="T2">r</text:span><text:span text:style-name="T2">.</text:span></text:p>
      <text:p text:style-name="P4"><text:span text:style-name="T4"/></text:p>
      <text:p text:style-name="P5"><text:span text:style-name="T3">A bientôt</text:span></text:p>
      <text:p text:style-name="P5"><text:span text:style-name="T3">Noë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21:44:56.597000000</meta:creation-date>
    <dc:date>2018-03-04T22:11:59.227000000</dc:date>
    <meta:editing-duration>PT5M31S</meta:editing-duration>
    <meta:editing-cycles>1</meta:editing-cycles>
    <meta:document-statistic meta:table-count="0" meta:image-count="0" meta:object-count="0" meta:page-count="1" meta:paragraph-count="10" meta:word-count="167" meta:character-count="1023" meta:non-whitespace-character-count="868"/>
    <meta:generator>LibreOffice/6.0.1.1$Windows_x86 LibreOffice_project/60bfb1526849283ce2491346ed2aa51c465abfe6</meta:generator>
  </office:meta>
</office:document-meta>
</file>